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3" style:family="table-cell" style:parent-style-name="Default">
      <style:table-cell-properties fo:background-color="#000000" style:text-align-source="fix" style:repeat-content="false" fo:border="0.99pt ridge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27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2a6099"/>
    </style:style>
    <style:style style:name="ce28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000000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31" style:family="table-cell" style:parent-style-name="Default">
      <style:table-cell-properties fo:background-color="#00a933" style:text-align-source="fix" style:repeat-content="false" fo:border="0.99pt ridge #000000" style:vertical-align="middle"/>
      <style:paragraph-properties fo:text-align="center"/>
    </style:style>
    <style:style style:name="ce32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 office:value-type="float" office:value="1" calcext:value-type="float">
            <text:p>1</text:p>
          </table:table-cell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4"/>
          <table:table-cell table:style-name="ce1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4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4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4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6"/>
          <table:table-cell table:style-name="ce13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5" table:number-columns-repeated="5"/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13" office:value-type="float" office:value="2" calcext:value-type="float">
            <text:p>2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7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4"/>
          <table:table-cell table:style-name="ce23"/>
          <table:table-cell table:style-name="ce22"/>
          <table:table-cell table:style-name="ce31"/>
          <table:table-cell table:style-name="ce22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2" table:number-columns-repeated="7"/>
          <table:table-cell table:style-name="ce31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3"/>
          <table:table-cell table:style-name="ce2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2" table:number-columns-repeated="2"/>
          <table:table-cell table:style-name="ce23"/>
          <table:table-cell table:style-name="ce22"/>
          <table:table-cell table:style-name="ce23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22" table:number-columns-repeated="3"/>
          <table:table-cell table:style-name="ce23"/>
          <table:table-cell table:style-name="ce22" table:number-columns-repeated="4"/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number-columns-repeated="996"/>
        </table:table-row>
        <table:table-row table:style-name="ro1">
          <table:table-cell table:style-name="ce22" table:number-columns-repeated="2"/>
          <table:table-cell table:style-name="ce23"/>
          <table:table-cell table:style-name="ce22" table:number-columns-repeated="5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996"/>
        </table:table-row>
        <table:table-row table:style-name="ro1">
          <table:table-cell table:style-name="ce22" table:number-columns-repeated="5"/>
          <table:table-cell table:style-name="ce23" table:number-columns-repeated="2"/>
          <table:table-cell table:style-name="ce22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/>
          <table:table-cell table:style-name="ce4"/>
          <table:table-cell table:style-name="ce13"/>
          <table:table-cell table:number-columns-repeated="2"/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7" table:number-columns-repeated="4"/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2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6"/>
        </table:table-row>
        <table:table-row table:style-name="ro1">
          <table:table-cell table:style-name="ce6" table:number-columns-repeated="8"/>
          <table:table-cell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style-name="ce32"/>
          <table:table-cell table:style-name="ce4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/>
          <table:table-cell table:style-name="ce32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3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/>
          <table:table-cell table:style-name="ce29" office:value-type="float" office:value="1" calcext:value-type="float">
            <text:p>1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4"/>
          <table:table-cell table:style-name="ce4" office:value-type="string" calcext:value-type="string">
            <text:p>S</text:p>
          </table:table-cell>
          <table:table-cell table:style-name="ce4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 table:number-columns-repeated="2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00/00/00</text:date>, <text:time style:data-style-name="N2" text:time-value="10:24:49.30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3T16:47:34.401000000</dc:date>
    <meta:editing-duration>PT10H14M56S</meta:editing-duration>
    <meta:editing-cycles>28</meta:editing-cycles>
    <meta:generator>LibreOffice/7.1.2.2$Windows_X86_64 LibreOffice_project/8a45595d069ef5570103caea1b71cc9d82b2aae4</meta:generator>
    <meta:document-statistic meta:table-count="1" meta:cell-count="40" meta:object-count="0"/>
  </office:meta>
</office:document-meta>
</file>